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40">
      <style:table-cell-properties fo:border="0.74pt solid #000000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9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2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7" office:value-type="string" calcext:value-type="string">
            <text:p>月度：</text:p>
          </table:table-cell>
          <table:table-cell table:style-name="ce30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1"/>
          <table:table-cell office:value-type="string" calcext:value-type="string">
            <text:p>H/月</text:p>
          </table:table-cell>
          <table:table-cell/>
          <table:table-cell table:style-name="ce28" office:value-type="string" calcext:value-type="string">
            <text:p>社名:</text:p>
          </table:table-cell>
          <table:table-cell table:style-name="ce3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7"/>
          <table:table-cell table:style-name="ce28" office:value-type="string" calcext:value-type="string">
            <text:p>氏名:</text:p>
          </table:table-cell>
          <table:table-cell table:style-name="ce31"/>
          <table:table-cell table:number-columns-repeated="2"/>
        </table:table-row>
        <table:table-row table:style-name="ro5">
          <table:table-cell/>
          <table:table-cell table:style-name="ce1" table:formula="of:=MONTH([.B12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style-name="ce2" office:value-type="string" calcext:value-type="string">
            <text:p>確認</text:p>
          </table:table-cell>
          <table:table-cell/>
        </table:table-row>
        <table:table-row table:style-name="ro7">
          <table:table-cell/>
          <table:table-cell table:style-name="ce3" table:formula="of:=[.I2]" office:value-type="date" office:date-value="1899-12-30" calcext:value-type="date">
            <text:p>30</text:p>
          </table:table-cell>
          <table:table-cell table:style-name="ce13" table:formula="of:=WEEKDAY([.B12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2])+MINUTE([.E12])/60) -( HOUR([.D12])+MINUTE([.D12])/60) - [.F12]" office:value-type="float" office:value="0" calcext:value-type="float">
            <text:p>0.00</text:p>
          </table:table-cell>
          <table:table-cell table:style-name="ce23" table:formula="of:=[.G1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1899-12-31" calcext:value-type="date">
            <text:p>31</text:p>
          </table:table-cell>
          <table:table-cell table:style-name="ce13" table:formula="of:=WEEKDAY([.B13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13])+MINUTE([.E13])/60) - HOUR([.D13])+MINUTE([.D13])/60 - [.F13]" office:value-type="float" office:value="0" calcext:value-type="float">
            <text:p>0.00</text:p>
          </table:table-cell>
          <table:table-cell table:style-name="ce23" table:formula="of:=[.H12]+[.G1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1900-01-01" calcext:value-type="date">
            <text:p>1</text:p>
          </table:table-cell>
          <table:table-cell table:style-name="ce13" table:formula="of:=WEEKDAY([.B14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14])+MINUTE([.E14])/60) - HOUR([.D14])+MINUTE([.D14])/60 - [.F14]" office:value-type="float" office:value="0" calcext:value-type="float">
            <text:p>0.00</text:p>
          </table:table-cell>
          <table:table-cell table:style-name="ce23" table:formula="of:=[.H13]+[.G1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1900-01-02" calcext:value-type="date">
            <text:p>2</text:p>
          </table:table-cell>
          <table:table-cell table:style-name="ce13" table:formula="of:=WEEKDAY([.B15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15])+MINUTE([.E15])/60) - HOUR([.D15])+MINUTE([.D15])/60 - [.F15]" office:value-type="float" office:value="0" calcext:value-type="float">
            <text:p>0.00</text:p>
          </table:table-cell>
          <table:table-cell table:style-name="ce23" table:formula="of:=[.H14]+[.G1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1900-01-03" calcext:value-type="date">
            <text:p>3</text:p>
          </table:table-cell>
          <table:table-cell table:style-name="ce13" table:formula="of:=WEEKDAY([.B16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16])+MINUTE([.E16])/60) - HOUR([.D16])+MINUTE([.D16])/60 - [.F16]" office:value-type="float" office:value="0" calcext:value-type="float">
            <text:p>0.00</text:p>
          </table:table-cell>
          <table:table-cell table:style-name="ce23" table:formula="of:=[.H15]+[.G1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1900-01-04" calcext:value-type="date">
            <text:p>4</text:p>
          </table:table-cell>
          <table:table-cell table:style-name="ce13" table:formula="of:=WEEKDAY([.B17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7])+MINUTE([.E17])/60) - HOUR([.D17])+MINUTE([.D17])/60 - [.F17]" office:value-type="float" office:value="0" calcext:value-type="float">
            <text:p>0.00</text:p>
          </table:table-cell>
          <table:table-cell table:style-name="ce23" table:formula="of:=[.H16]+[.G1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1900-01-05" calcext:value-type="date">
            <text:p>5</text:p>
          </table:table-cell>
          <table:table-cell table:style-name="ce13" table:formula="of:=WEEKDAY([.B18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18])+MINUTE([.E18])/60) - HOUR([.D18])+MINUTE([.D18])/60 - [.F18]" office:value-type="float" office:value="0" calcext:value-type="float">
            <text:p>0.00</text:p>
          </table:table-cell>
          <table:table-cell table:style-name="ce23" table:formula="of:=[.H17]+[.G1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1900-01-06" calcext:value-type="date">
            <text:p>6</text:p>
          </table:table-cell>
          <table:table-cell table:style-name="ce13" table:formula="of:=WEEKDAY([.B19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9])+MINUTE([.E19])/60) - HOUR([.D19])+MINUTE([.D19])/60 - [.F19]" office:value-type="float" office:value="0" calcext:value-type="float">
            <text:p>0.00</text:p>
          </table:table-cell>
          <table:table-cell table:style-name="ce23" table:formula="of:=[.H18]+[.G1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1900-01-07" calcext:value-type="date">
            <text:p>7</text:p>
          </table:table-cell>
          <table:table-cell table:style-name="ce13" table:formula="of:=WEEKDAY([.B20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0])+MINUTE([.E20])/60) - HOUR([.D20])+MINUTE([.D20])/60 - [.F20]" office:value-type="float" office:value="0" calcext:value-type="float">
            <text:p>0.00</text:p>
          </table:table-cell>
          <table:table-cell table:style-name="ce23" table:formula="of:=[.H19]+[.G2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1900-01-08" calcext:value-type="date">
            <text:p>8</text:p>
          </table:table-cell>
          <table:table-cell table:style-name="ce13" table:formula="of:=WEEKDAY([.B21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1])+MINUTE([.E21])/60) - HOUR([.D21])+MINUTE([.D21])/60 - [.F21]" office:value-type="float" office:value="0" calcext:value-type="float">
            <text:p>0.00</text:p>
          </table:table-cell>
          <table:table-cell table:style-name="ce23" table:formula="of:=[.H20]+[.G2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1900-01-09" calcext:value-type="date">
            <text:p>9</text:p>
          </table:table-cell>
          <table:table-cell table:style-name="ce13" table:formula="of:=WEEKDAY([.B22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2])+MINUTE([.E22])/60) - HOUR([.D22])+MINUTE([.D22])/60 - [.F22]" office:value-type="float" office:value="0" calcext:value-type="float">
            <text:p>0.00</text:p>
          </table:table-cell>
          <table:table-cell table:style-name="ce23" table:formula="of:=[.H21]+[.G2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1900-01-10" calcext:value-type="date">
            <text:p>10</text:p>
          </table:table-cell>
          <table:table-cell table:style-name="ce13" table:formula="of:=WEEKDAY([.B23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23])+MINUTE([.E23])/60) - HOUR([.D23])+MINUTE([.D23])/60 - [.F23]" office:value-type="float" office:value="0" calcext:value-type="float">
            <text:p>0.00</text:p>
          </table:table-cell>
          <table:table-cell table:style-name="ce23" table:formula="of:=[.H22]+[.G2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1900-01-11" calcext:value-type="date">
            <text:p>11</text:p>
          </table:table-cell>
          <table:table-cell table:style-name="ce13" table:formula="of:=WEEKDAY([.B24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24])+MINUTE([.E24])/60) - HOUR([.D24])+MINUTE([.D24])/60 - [.F24]" office:value-type="float" office:value="0" calcext:value-type="float">
            <text:p>0.00</text:p>
          </table:table-cell>
          <table:table-cell table:style-name="ce23" table:formula="of:=[.H23]+[.G2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1900-01-12" calcext:value-type="date">
            <text:p>12</text:p>
          </table:table-cell>
          <table:table-cell table:style-name="ce13" table:formula="of:=WEEKDAY([.B25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5])+MINUTE([.E25])/60) - HOUR([.D25])+MINUTE([.D25])/60 - [.F25]" office:value-type="float" office:value="0" calcext:value-type="float">
            <text:p>0.00</text:p>
          </table:table-cell>
          <table:table-cell table:style-name="ce23" table:formula="of:=[.H24]+[.G2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1900-01-13" calcext:value-type="date">
            <text:p>13</text:p>
          </table:table-cell>
          <table:table-cell table:style-name="ce13" table:formula="of:=WEEKDAY([.B26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6])+MINUTE([.E26])/60) - HOUR([.D26])+MINUTE([.D26])/60 - [.F26]" office:value-type="float" office:value="0" calcext:value-type="float">
            <text:p>0.00</text:p>
          </table:table-cell>
          <table:table-cell table:style-name="ce23" table:formula="of:=[.H25]+[.G2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1900-01-14" calcext:value-type="date">
            <text:p>14</text:p>
          </table:table-cell>
          <table:table-cell table:style-name="ce13" table:formula="of:=WEEKDAY([.B27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7])+MINUTE([.E27])/60) - HOUR([.D27])+MINUTE([.D27])/60 - [.F27]" office:value-type="float" office:value="0" calcext:value-type="float">
            <text:p>0.00</text:p>
          </table:table-cell>
          <table:table-cell table:style-name="ce23" table:formula="of:=[.H26]+[.G2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1900-01-15" calcext:value-type="date">
            <text:p>15</text:p>
          </table:table-cell>
          <table:table-cell table:style-name="ce13" table:formula="of:=WEEKDAY([.B28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8])+MINUTE([.E28])/60) - HOUR([.D28])+MINUTE([.D28])/60 - [.F28]" office:value-type="float" office:value="0" calcext:value-type="float">
            <text:p>0.00</text:p>
          </table:table-cell>
          <table:table-cell table:style-name="ce23" table:formula="of:=[.H27]+[.G2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1900-01-16" calcext:value-type="date">
            <text:p>16</text:p>
          </table:table-cell>
          <table:table-cell table:style-name="ce13" table:formula="of:=WEEKDAY([.B29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9])+MINUTE([.E29])/60) - HOUR([.D29])+MINUTE([.D29])/60 - [.F29]" office:value-type="float" office:value="0" calcext:value-type="float">
            <text:p>0.00</text:p>
          </table:table-cell>
          <table:table-cell table:style-name="ce23" table:formula="of:=[.H28]+[.G2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1900-01-17" calcext:value-type="date">
            <text:p>17</text:p>
          </table:table-cell>
          <table:table-cell table:style-name="ce13" table:formula="of:=WEEKDAY([.B30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0])+MINUTE([.E30])/60) - HOUR([.D30])+MINUTE([.D30])/60 - [.F30]" office:value-type="float" office:value="0" calcext:value-type="float">
            <text:p>0.00</text:p>
          </table:table-cell>
          <table:table-cell table:style-name="ce23" table:formula="of:=[.H29]+[.G3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1900-01-18" calcext:value-type="date">
            <text:p>18</text:p>
          </table:table-cell>
          <table:table-cell table:style-name="ce13" table:formula="of:=WEEKDAY([.B31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1])+MINUTE([.E31])/60) - HOUR([.D31])+MINUTE([.D31])/60 - [.F31]" office:value-type="float" office:value="0" calcext:value-type="float">
            <text:p>0.00</text:p>
          </table:table-cell>
          <table:table-cell table:style-name="ce23" table:formula="of:=[.H30]+[.G3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1900-01-19" calcext:value-type="date">
            <text:p>19</text:p>
          </table:table-cell>
          <table:table-cell table:style-name="ce13" table:formula="of:=WEEKDAY([.B32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2])+MINUTE([.E32])/60) - HOUR([.D32])+MINUTE([.D32])/60 - [.F32]" office:value-type="float" office:value="0" calcext:value-type="float">
            <text:p>0.00</text:p>
          </table:table-cell>
          <table:table-cell table:style-name="ce23" table:formula="of:=[.H31]+[.G3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1900-01-20" calcext:value-type="date">
            <text:p>20</text:p>
          </table:table-cell>
          <table:table-cell table:style-name="ce13" table:formula="of:=WEEKDAY([.B33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33])+MINUTE([.E33])/60) - HOUR([.D33])+MINUTE([.D33])/60 - [.F33]" office:value-type="float" office:value="0" calcext:value-type="float">
            <text:p>0.00</text:p>
          </table:table-cell>
          <table:table-cell table:style-name="ce23" table:formula="of:=[.H32]+[.G3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1900-01-21" calcext:value-type="date">
            <text:p>21</text:p>
          </table:table-cell>
          <table:table-cell table:style-name="ce13" table:formula="of:=WEEKDAY([.B34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34])+MINUTE([.E34])/60) - HOUR([.D34])+MINUTE([.D34])/60 - [.F34]" office:value-type="float" office:value="0" calcext:value-type="float">
            <text:p>0.00</text:p>
          </table:table-cell>
          <table:table-cell table:style-name="ce23" table:formula="of:=[.H33]+[.G3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1900-01-22" calcext:value-type="date">
            <text:p>22</text:p>
          </table:table-cell>
          <table:table-cell table:style-name="ce13" table:formula="of:=WEEKDAY([.B35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5])+MINUTE([.E35])/60) - HOUR([.D35])+MINUTE([.D35])/60 - [.F35]" office:value-type="float" office:value="0" calcext:value-type="float">
            <text:p>0.00</text:p>
          </table:table-cell>
          <table:table-cell table:style-name="ce23" table:formula="of:=[.H34]+[.G3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1900-01-23" calcext:value-type="date">
            <text:p>23</text:p>
          </table:table-cell>
          <table:table-cell table:style-name="ce13" table:formula="of:=WEEKDAY([.B36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6])+MINUTE([.E36])/60) - HOUR([.D36])+MINUTE([.D36])/60 - [.F36]" office:value-type="float" office:value="0" calcext:value-type="float">
            <text:p>0.00</text:p>
          </table:table-cell>
          <table:table-cell table:style-name="ce23" table:formula="of:=[.H35]+[.G3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1900-01-24" calcext:value-type="date">
            <text:p>24</text:p>
          </table:table-cell>
          <table:table-cell table:style-name="ce13" table:formula="of:=WEEKDAY([.B37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7])+MINUTE([.E37])/60) - HOUR([.D37])+MINUTE([.D37])/60 - [.F37]" office:value-type="float" office:value="0" calcext:value-type="float">
            <text:p>0.00</text:p>
          </table:table-cell>
          <table:table-cell table:style-name="ce23" table:formula="of:=[.H36]+[.G3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1900-01-25" calcext:value-type="date">
            <text:p>25</text:p>
          </table:table-cell>
          <table:table-cell table:style-name="ce13" table:formula="of:=WEEKDAY([.B38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8])+MINUTE([.E38])/60) - HOUR([.D38])+MINUTE([.D38])/60 - [.F38]" office:value-type="float" office:value="0" calcext:value-type="float">
            <text:p>0.00</text:p>
          </table:table-cell>
          <table:table-cell table:style-name="ce23" table:formula="of:=[.H37]+[.G3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1900-01-26" calcext:value-type="date">
            <text:p>26</text:p>
          </table:table-cell>
          <table:table-cell table:style-name="ce13" table:formula="of:=WEEKDAY([.B39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9])+MINUTE([.E39])/60) - HOUR([.D39])+MINUTE([.D39])/60 - [.F39]" office:value-type="float" office:value="0" calcext:value-type="float">
            <text:p>0.00</text:p>
          </table:table-cell>
          <table:table-cell table:style-name="ce23" table:formula="of:=[.H38]+[.G3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1900-01-27" calcext:value-type="date">
            <text:p>27</text:p>
          </table:table-cell>
          <table:table-cell table:style-name="ce13" table:formula="of:=IF([.B40]=&quot;&quot;;&quot;&quot;;WEEKDAY([.B40])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40])+MINUTE([.E40])/60) - HOUR([.D40])+MINUTE([.D40])/60 - [.F40]" office:value-type="float" office:value="0" calcext:value-type="float">
            <text:p>0.00</text:p>
          </table:table-cell>
          <table:table-cell table:style-name="ce23" table:formula="of:=[.H39]+[.G4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1900-01-28" calcext:value-type="date">
            <text:p>28</text:p>
          </table:table-cell>
          <table:table-cell table:style-name="ce13" table:formula="of:=IF([.B41]=&quot;&quot;;&quot;&quot;;WEEKDAY([.B41])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41])+MINUTE([.E41])/60) - HOUR([.D41])+MINUTE([.D41])/60 - [.F41]" office:value-type="float" office:value="0" calcext:value-type="float">
            <text:p>0.00</text:p>
          </table:table-cell>
          <table:table-cell table:style-name="ce23" table:formula="of:=[.H40]+[.G4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 office:value-type="date" office:date-value="1900-01-29" calcext:value-type="date">
            <text:p>29</text:p>
          </table:table-cell>
          <table:table-cell table:style-name="ce13" table:formula="of:=IF([.B42]=&quot;&quot;;&quot;&quot;;WEEKDAY([.B42])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4"/>
          <table:table-cell table:style-name="ce23" table:formula="of:=(HOUR([.E42])+MINUTE([.E42])/60) - HOUR([.D42])+MINUTE([.D42])/60 - [.F42]" office:value-type="float" office:value="0" calcext:value-type="float">
            <text:p>0.00</text:p>
          </table:table-cell>
          <table:table-cell table:style-name="ce23" table:formula="of:=[.H41]+[.G4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19" table:number-columns-repeated="2"/>
          <table:table-cell table:style-name="ce25"/>
          <table:table-cell table:style-name="ce26"/>
          <table:table-cell table:style-name="ce29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0" table:number-columns-repeated="6"/>
          <table:table-cell table:style-name="ce33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4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1" table:number-columns-repeated="6"/>
          <table:table-cell table:style-name="ce35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6">
          <table:table-cell/>
          <table:table-cell table:style-name="ce9"/>
          <table:table-cell table:style-name="Default"/>
          <table:table-cell table:style-name="ce22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2" table:formula="of:=NOW()" office:value-type="date" office:date-value="2016-09-24T03:21:23.441926" calcext:value-type="date">
            <text:p>2016/9/24 3:21:23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00/00/00</text:date>, <text:time style:data-style-name="N2" text:time-value="03:20:17.22525400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4T03:21:23.411069529</dc:date>
    <meta:editing-duration>PT46M50S</meta:editing-duration>
    <meta:editing-cycles>16</meta:editing-cycles>
    <meta:generator>LibreOffice/5.1.4.2$Linux_X86_64 LibreOffice_project/10m0$Build-2</meta:generator>
    <meta:document-statistic meta:table-count="1" meta:cell-count="145" meta:object-count="0"/>
  </office:meta>
</office:document-meta>
</file>